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803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28" style:family="table-cell" style:parent-style-name="Default">
      <style:table-cell-properties fo:border-bottom="1.5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29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1.5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5pt solid #000000" fo:background-color="#d5f3b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7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d5f3be" style:text-align-source="fix" style:repeat-content="false" fo:border="0.74pt solid #000000" style:vertical-align="middle"/>
      <style:paragraph-properties fo:text-align="center" fo:margin-left="0cm"/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background-color="#d5f3b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5f3be" fo:border="0.74pt solid #000000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d5f3be" fo:border="0.74pt solid #000000"/>
      <style:text-properties fo:color="#2a6099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asian="Noto Sans CJK SC"/>
    </style:style>
    <style:style style:name="T6" style:family="text">
      <style:text-properties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weight-complex="bold" style:font-weight-asian="bold" style:font-name-asian="Noto Sans CJK SC" fo:font-size="15pt" style:font-size-asian="15pt" style:font-size-complex="15pt"/>
    </style:style>
    <style:style style:name="T7" style:family="text">
      <style:text-properties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weight-complex="bold" style:font-weight-asian="bold" style:font-name-asian="Noto Sans CJK SC" fo:font-size="10pt" style:font-size-asian="10pt" style:font-size-complex="10pt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29" office:value-type="string" calcext:value-type="string">
            <text:p>P <text:span text:style-name="T1">→</text:span> Q</text:p>
          </table:table-cell>
          <table:table-cell table:style-name="ce7" office:value-type="string" calcext:value-type="string">
            <text:p>(P v Q)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(~(P) v Q)</text:p>
          </table:table-cell>
          <table:table-cell table:number-columns-repeated="1018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30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1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33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<text:span text:style-name="T2">↔</text:span> Q</text:p>
          </table:table-cell>
          <table:table-cell table:style-name="ce29" office:value-type="string" calcext:value-type="string">
            <text:p>P <text:span text:style-name="T1">→</text:span> Q</text:p>
          </table:table-cell>
          <table:table-cell table:style-name="ce29" office:value-type="string" calcext:value-type="string">
            <text:p>Q <text:span text:style-name="T1">→</text:span> P</text:p>
          </table:table-cell>
          <table:table-cell table:style-name="ce7" office:value-type="string" calcext:value-type="string">
            <text:p><text:span text:style-name="T5">(P </text:span><text:span text:style-name="T6">→</text:span><text:span text:style-name="T7"> Q) &amp; (Q </text:span><text:span text:style-name="T6">→</text:span><text:span text:style-name="T7"> P)</text:span></text:p>
          </table:table-cell>
          <table:table-cell table:number-columns-repeated="1018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number-columns-repeated="2" table:style-name="ce37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style-name="ce37" office:value-type="string" calcext:value-type="string">
            <text:p>V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38" office:value-type="string" calcext:value-type="string">
            <text:p>F</text:p>
          </table:table-cell>
          <table:table-cell table:style-name="ce37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number-columns-repeated="2" table:style-name="ce37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⊻ Q</text:p>
          </table:table-cell>
          <table:table-cell table:style-name="ce7" office:value-type="string" calcext:value-type="string">
            <text:p>P <text:span text:style-name="T2">↔</text:span> Q</text:p>
          </table:table-cell>
          <table:table-cell table:style-name="ce7" office:value-type="string" calcext:value-type="string">
            <text:p>~(P <text:span text:style-name="T2">↔</text:span> Q)</text:p>
          </table:table-cell>
          <table:table-cell table:number-columns-repeated="1019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5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&amp; 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Q</text:p>
          </table:table-cell>
          <table:table-cell table:style-name="ce7" office:value-type="string" calcext:value-type="string">
            <text:p>~(P) v ~(Q)</text:p>
          </table:table-cell>
          <table:table-cell table:style-name="ce7" office:value-type="string" calcext:value-type="string">
            <text:p>~(~(P) v ~(Q))</text:p>
          </table:table-cell>
          <table:table-cell table:number-columns-repeated="1017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<text:span text:style-name="T3"> | </text:span>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Q</text:p>
          </table:table-cell>
          <table:table-cell table:style-name="ce7" office:value-type="string" calcext:value-type="string">
            <text:p>~(P) v ~(Q)</text:p>
          </table:table-cell>
          <table:table-cell table:number-columns-repeated="1018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36" office:value-type="string" calcext:value-type="string">
            <text:p>F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<text:span text:style-name="T4">↓</text:span> 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Q</text:p>
          </table:table-cell>
          <table:table-cell table:style-name="ce7" office:value-type="string" calcext:value-type="string">
            <text:p>~(P) &amp; ~(Q)</text:p>
          </table:table-cell>
          <table:table-cell table:number-columns-repeated="1018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36" office:value-type="string" calcext:value-type="string">
            <text:p>F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P |x Q</text:p>
          </table:table-cell>
          <table:table-cell table:style-name="ce7" office:value-type="string" calcext:value-type="string">
            <text:p>P |x P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P | Q</text:p>
          </table:table-cell>
          <table:table-cell table:style-name="ce7" office:value-type="string" calcext:value-type="string">
            <text:p>P | P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P <text:span text:style-name="T4">↓</text:span> Q</text:p>
          </table:table-cell>
          <table:table-cell table:style-name="ce7" office:value-type="string" calcext:value-type="string">
            <text:p><text:span text:style-name="T8">P </text:span><text:span text:style-name="T9">↓</text:span> P</text:p>
          </table:table-cell>
          <table:table-cell table:number-columns-repeated="1007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/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/>
          <table:table-cell table:number-columns-repeated="2" table:style-name="ce8" office:value-type="string" calcext:value-type="string">
            <text:p>F</text:p>
          </table:table-cell>
          <table:table-cell table:style-name="ce3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34" office:value-type="string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36" office:value-type="string" calcext:value-type="string">
            <text:p>F</text:p>
          </table:table-cell>
          <table:table-cell/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36" office:value-type="string" calcext:value-type="string">
            <text:p>F</text:p>
          </table:table-cell>
          <table:table-cell/>
          <table:table-cell table:number-columns-repeated="2" table:style-name="ce9" office:value-type="string" calcext:value-type="string">
            <text:p>V</text:p>
          </table:table-cell>
          <table:table-cell table:style-name="ce36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36" office:value-type="string" calcext:value-type="string">
            <text:p>F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P |x 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&amp; Q</text:p>
          </table:table-cell>
          <table:table-cell table:style-name="ce7" office:value-type="string" calcext:value-type="string">
            <text:p>P |x Q</text:p>
          </table:table-cell>
          <table:table-cell table:style-name="ce7" office:value-type="string" calcext:value-type="string">
            <text:p>~(P |x Q)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&amp; Q</text:p>
          </table:table-cell>
          <table:table-cell table:style-name="ce7" office:value-type="string" calcext:value-type="string">
            <text:p>P | Q</text:p>
          </table:table-cell>
          <table:table-cell table:style-name="ce7" office:value-type="string" calcext:value-type="string">
            <text:p>~(P | Q)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/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/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v Q</text:p>
          </table:table-cell>
          <table:table-cell table:style-name="ce7" office:value-type="string" calcext:value-type="string">
            <text:p>P |x 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Q</text:p>
          </table:table-cell>
          <table:table-cell table:style-name="ce7" office:value-type="string" calcext:value-type="string">
            <text:p>(~P) |x (~Q)</text:p>
          </table:table-cell>
          <table:table-cell table:style-name="Default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v Q</text:p>
          </table:table-cell>
          <table:table-cell table:style-name="ce7" office:value-type="string" calcext:value-type="string">
            <text:p>P | 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Q</text:p>
          </table:table-cell>
          <table:table-cell table:style-name="ce7" office:value-type="string" calcext:value-type="string">
            <text:p>(~P) | (~Q)</text:p>
          </table:table-cell>
          <table:table-cell table:style-name="Default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v Q</text:p>
          </table:table-cell>
          <table:table-cell table:style-name="ce7" office:value-type="string" calcext:value-type="string">
            <text:p>P <text:span text:style-name="T4">↓</text:span> Q</text:p>
          </table:table-cell>
          <table:table-cell table:style-name="ce7" office:value-type="string" calcext:value-type="string">
            <text:p><text:span text:style-name="T8">~(P </text:span><text:span text:style-name="T9">↓</text:span> Q)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Default"/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Default"/>
          <table:table-cell table:number-columns-repeated="2" table:style-name="ce8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5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5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35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35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style-name="Default"/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style-name="Default"/>
          <table:table-cell table:number-columns-repeated="2" table:style-name="ce9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style-name="Default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|x Q</text:p>
          </table:table-cell>
          <table:table-cell table:style-name="ce7" office:value-type="string" calcext:value-type="string">
            <text:p>P |x P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(P |x P)</text:p>
          </table:table-cell>
          <table:table-cell table:style-name="ce7" office:value-type="string" calcext:value-type="string">
            <text:p>~(P) |x ~(P)</text:p>
          </table:table-cell>
          <table:table-cell table:style-name="Default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| Q</text:p>
          </table:table-cell>
          <table:table-cell table:style-name="ce7" office:value-type="string" calcext:value-type="string">
            <text:p>~P</text:p>
          </table:table-cell>
          <table:table-cell table:style-name="ce7" office:value-type="string" calcext:value-type="string">
            <text:p>~(P) | ~(P)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V</text:p>
          </table:table-cell>
          <table:table-cell table:number-columns-repeated="2" table:style-name="ce25" office:value-type="string" calcext:value-type="string">
            <text:p>F</text:p>
          </table:table-cell>
          <table:table-cell table:style-name="Default" table:number-columns-repeated="3"/>
          <table:table-cell table:style-name="ce25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number-columns-repeated="1009"/>
        </table:table-row>
        <table:table-row table:style-name="ro2">
          <table:table-cell table:style-name="ce26" office:value-type="string" calcext:value-type="string">
            <text:p>F</text:p>
          </table:table-cell>
          <table:table-cell table:number-columns-repeated="4" table:style-name="ce9" office:value-type="string" calcext:value-type="string">
            <text:p>V</text:p>
          </table:table-cell>
          <table:table-cell table:number-columns-repeated="2" table:style-name="ce26" office:value-type="string" calcext:value-type="string">
            <text:p>F</text:p>
          </table:table-cell>
          <table:table-cell table:style-name="Default" table:number-columns-repeated="3"/>
          <table:table-cell table:style-name="ce26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table:number-columns-repeated="1009"/>
        </table:table-row>
        <table:table-row table:style-name="ro2"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Default" table:number-columns-repeated="3"/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27" office:value-type="string" calcext:value-type="string">
            <text:p>V</text:p>
          </table:table-cell>
          <table:table-cell table:number-columns-repeated="1009"/>
        </table:table-row>
        <table:table-row table:style-name="ro2">
          <table:table-cell table:style-name="ce28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F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Default" table:number-columns-repeated="3"/>
          <table:table-cell table:style-name="ce28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28" office:value-type="string" calcext:value-type="string">
            <text:p>V</text:p>
          </table:table-cell>
          <table:table-cell table:number-columns-repeated="100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2">
          <table:table-cell table:style-name="ce1"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2"/>
        </table:table-row>
        <table:table-row table:style-name="ro2">
          <table:table-cell table:style-name="ce3"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2:15:40.791414425</meta:creation-date>
    <dc:date>2025-09-17T19:32:40.967303905</dc:date>
    <meta:editing-duration>PT43M34S</meta:editing-duration>
    <meta:editing-cycles>4</meta:editing-cycles>
    <meta:generator>LibreOffice/7.3.7.2$Linux_X86_64 LibreOffice_project/30$Build-2</meta:generator>
    <meta:document-statistic meta:table-count="2" meta:cell-count="466" meta:object-count="0"/>
  </office:meta>
</office:document-meta>
</file>